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8194in" fo:margin-left="0.5035in" fo:margin-right="0.6021in" table:align="margins"/>
    </style:style>
    <style:style style:name="Table1.A" style:family="table-column">
      <style:table-column-properties style:column-width="5.8194in" style:rel-column-width="65535*"/>
    </style:style>
    <style:style style:name="Table1.A1" style:family="table-cell">
      <style:table-cell-properties fo:padding="0.0382in" fo:border="0.05pt solid #000000"/>
    </style:style>
    <style:style style:name="Table25" style:family="table">
      <style:table-properties style:width="5.8194in" fo:margin-left="0.5035in" fo:margin-right="0.6021in" table:align="margins"/>
    </style:style>
    <style:style style:name="Table25.A" style:family="table-column">
      <style:table-column-properties style:column-width="5.8194in" style:rel-column-width="65535*"/>
    </style:style>
    <style:style style:name="Table25.A1" style:family="table-cell">
      <style:table-cell-properties fo:padding="0.0382in" fo:border="0.05pt solid #000000"/>
    </style:style>
    <style:style style:name="Table2" style:family="table">
      <style:table-properties style:width="5.8194in" fo:margin-left="0.5035in" fo:margin-right="0.6021in" table:align="margins"/>
    </style:style>
    <style:style style:name="Table2.A" style:family="table-column">
      <style:table-column-properties style:column-width="5.8194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8194in" fo:margin-left="0.5035in" fo:margin-right="0.6021in" table:align="margins"/>
    </style:style>
    <style:style style:name="Table3.A" style:family="table-column">
      <style:table-column-properties style:column-width="5.8194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5.8194in" fo:margin-left="0.5035in" fo:margin-right="0.6021in" table:align="margins"/>
    </style:style>
    <style:style style:name="Table4.A" style:family="table-column">
      <style:table-column-properties style:column-width="5.8194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5.8194in" fo:margin-left="0.5035in" fo:margin-right="0.6021in" table:align="margins"/>
    </style:style>
    <style:style style:name="Table5.A" style:family="table-column">
      <style:table-column-properties style:column-width="5.8194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5.8194in" fo:margin-left="0.5035in" fo:margin-right="0.6021in" table:align="margins"/>
    </style:style>
    <style:style style:name="Table6.A" style:family="table-column">
      <style:table-column-properties style:column-width="5.8194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8194in" fo:margin-left="0.5035in" fo:margin-right="0.6021in" table:align="margins"/>
    </style:style>
    <style:style style:name="Table7.A" style:family="table-column">
      <style:table-column-properties style:column-width="5.8194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5.8194in" fo:margin-left="0.5035in" fo:margin-right="0.6021in" table:align="margins"/>
    </style:style>
    <style:style style:name="Table8.A" style:family="table-column">
      <style:table-column-properties style:column-width="5.8194in" style:rel-column-width="65535*"/>
    </style:style>
    <style:style style:name="Table8.A1" style:family="table-cell">
      <style:table-cell-properties fo:padding="0.0382in" fo:border="0.05pt solid #000000"/>
    </style:style>
    <style:style style:name="Table12" style:family="table">
      <style:table-properties style:width="5.8194in" fo:margin-left="0.5035in" fo:margin-right="0.6021in" table:align="margins"/>
    </style:style>
    <style:style style:name="Table12.A" style:family="table-column">
      <style:table-column-properties style:column-width="5.8194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5.8194in" fo:margin-left="0.5035in" fo:margin-right="0.6021in" table:align="margins"/>
    </style:style>
    <style:style style:name="Table13.A" style:family="table-column">
      <style:table-column-properties style:column-width="5.8194in" style:rel-column-width="65535*"/>
    </style:style>
    <style:style style:name="Table13.A1" style:family="table-cell">
      <style:table-cell-properties fo:padding="0.0382in" fo:border="0.05pt solid #000000"/>
    </style:style>
    <style:style style:name="Table26" style:family="table">
      <style:table-properties style:width="5.8194in" fo:margin-left="0.5035in" fo:margin-right="0.6021in" table:align="margins"/>
    </style:style>
    <style:style style:name="Table26.A" style:family="table-column">
      <style:table-column-properties style:column-width="5.8194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5.8194in" fo:margin-left="0.5035in" fo:margin-right="0.6021in" table:align="margins"/>
    </style:style>
    <style:style style:name="Table27.A" style:family="table-column">
      <style:table-column-properties style:column-width="5.8194in" style:rel-column-width="65535*"/>
    </style:style>
    <style:style style:name="Table27.A1" style:family="table-cell">
      <style:table-cell-properties fo:padding="0.0382in" fo:border="0.05pt solid #000000"/>
    </style:style>
    <style:style style:name="Table28" style:family="table">
      <style:table-properties style:width="5.8194in" fo:margin-left="0.5035in" fo:margin-right="0.6021in" table:align="margins"/>
    </style:style>
    <style:style style:name="Table28.A" style:family="table-column">
      <style:table-column-properties style:column-width="5.8194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5.8194in" fo:margin-left="0.5035in" fo:margin-right="0.6021in" table:align="margins"/>
    </style:style>
    <style:style style:name="Table29.A" style:family="table-column">
      <style:table-column-properties style:column-width="5.8194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5.8194in" fo:margin-left="0.5035in" fo:margin-right="0.6021in" table:align="margins"/>
    </style:style>
    <style:style style:name="Table30.A" style:family="table-column">
      <style:table-column-properties style:column-width="5.8194in" style:rel-column-width="65535*"/>
    </style:style>
    <style:style style:name="Table30.A1" style:family="table-cell">
      <style:table-cell-properties fo:padding="0.0382in" fo:border="0.05pt solid #000000"/>
    </style:style>
    <style:style style:name="Table14" style:family="table">
      <style:table-properties style:width="5.8194in" fo:margin-left="0.5035in" fo:margin-right="0.6021in" table:align="margins"/>
    </style:style>
    <style:style style:name="Table14.A" style:family="table-column">
      <style:table-column-properties style:column-width="5.8194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5.8194in" fo:margin-left="0.5035in" fo:margin-right="0.6021in" table:align="margins"/>
    </style:style>
    <style:style style:name="Table15.A" style:family="table-column">
      <style:table-column-properties style:column-width="5.8194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5.8194in" fo:margin-left="0.5035in" fo:margin-right="0.6021in" table:align="margins"/>
    </style:style>
    <style:style style:name="Table16.A" style:family="table-column">
      <style:table-column-properties style:column-width="5.8194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5.8194in" fo:margin-left="0.5035in" fo:margin-right="0.6021in" table:align="margins"/>
    </style:style>
    <style:style style:name="Table17.A" style:family="table-column">
      <style:table-column-properties style:column-width="5.8194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5.8194in" fo:margin-left="0.5035in" fo:margin-right="0.6021in" table:align="margins"/>
    </style:style>
    <style:style style:name="Table18.A" style:family="table-column">
      <style:table-column-properties style:column-width="5.8194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5.8194in" fo:margin-left="0.5035in" fo:margin-right="0.6021in" table:align="margins"/>
    </style:style>
    <style:style style:name="Table19.A" style:family="table-column">
      <style:table-column-properties style:column-width="5.8194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5.8194in" fo:margin-left="0.5035in" fo:margin-right="0.6021in" table:align="margins"/>
    </style:style>
    <style:style style:name="Table20.A" style:family="table-column">
      <style:table-column-properties style:column-width="5.8194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5.8194in" fo:margin-left="0.5035in" fo:margin-right="0.6021in" table:align="margins"/>
    </style:style>
    <style:style style:name="Table21.A" style:family="table-column">
      <style:table-column-properties style:column-width="5.8194in" style:rel-column-width="65535*"/>
    </style:style>
    <style:style style:name="Table21.A1" style:family="table-cell">
      <style:table-cell-properties fo:padding="0.0382in" fo:border="0.05pt solid #000000"/>
    </style:style>
    <style:style style:name="Table23" style:family="table">
      <style:table-properties style:width="5.8194in" fo:margin-left="0.5035in" fo:margin-right="0.6021in" table:align="margins"/>
    </style:style>
    <style:style style:name="Table23.A" style:family="table-column">
      <style:table-column-properties style:column-width="5.8194in" style:rel-column-width="65535*"/>
    </style:style>
    <style:style style:name="Table23.A1" style:family="table-cell">
      <style:table-cell-properties fo:padding="0.0382in" fo:border="0.05pt solid #000000"/>
    </style:style>
    <style:style style:name="Table22" style:family="table">
      <style:table-properties style:width="5.8194in" fo:margin-left="0.5035in" fo:margin-right="0.6021in" table:align="margins"/>
    </style:style>
    <style:style style:name="Table22.A" style:family="table-column">
      <style:table-column-properties style:column-width="5.8194in" style:rel-column-width="65535*"/>
    </style:style>
    <style:style style:name="Table22.A1" style:family="table-cell">
      <style:table-cell-properties fo:padding="0.0382in" fo:border="0.05pt solid #000000"/>
    </style:style>
    <style:style style:name="Table24" style:family="table">
      <style:table-properties style:width="5.8194in" fo:margin-left="0.5035in" fo:margin-right="0.6021in" table:align="margins"/>
    </style:style>
    <style:style style:name="Table24.A" style:family="table-column">
      <style:table-column-properties style:column-width="5.8194in" style:rel-column-width="65535*"/>
    </style:style>
    <style:style style:name="Table24.A1" style:family="table-cell">
      <style:table-cell-properties fo:padding="0.0382in" fo:border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color="#800000" style:font-name="Times New Roman1" fo:font-size="12pt" fo:font-weight="bold"/>
    </style:style>
    <style:style style:name="P3" style:family="paragraph" style:parent-style-name="Text_20_body">
      <style:paragraph-properties fo:margin-left="0.3846in" fo:margin-right="0in" fo:text-indent="0in" style:auto-text-indent="false"/>
      <style:text-properties fo:font-size="10pt" style:text-underline-style="none" style:font-size-asian="10pt" style:font-size-complex="10pt"/>
    </style:style>
    <style:style style:name="P4" style:family="paragraph" style:parent-style-name="Text_20_body">
      <style:paragraph-properties fo:margin-left="0.3846in" fo:margin-right="0in" fo:text-indent="0in" style:auto-text-indent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5" style:family="paragraph" style:parent-style-name="Text_20_body">
      <style:paragraph-properties fo:margin-left="0.3846in" fo:margin-right="0in" fo:text-indent="0in" style:auto-text-indent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margin-left="0.3846in" fo:margin-right="0in" fo:text-indent="0in" style:auto-text-indent="false"/>
      <style:text-properties style:use-window-font-color="true" fo:font-size="10pt" style:text-underline-style="none" style:font-size-asian="10pt" style:font-size-complex="10pt"/>
    </style:style>
    <style:style style:name="P7" style:family="paragraph" style:parent-style-name="Text_20_body">
      <style:paragraph-properties fo:margin-left="0.3846in" fo:margin-right="0in" fo:text-indent="0in" style:auto-text-indent="false"/>
      <style:text-properties style:use-window-font-color="true" style:font-name="Times New Roman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left="0.3846in" fo:margin-right="0in" fo:text-indent="0in" style:auto-text-indent="false"/>
      <style:text-properties style:use-window-font-color="true" style:font-name="Times New Roman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">
      <style:paragraph-properties fo:margin-left="0.3846in" fo:margin-right="0in" fo:text-indent="0in" style:auto-text-indent="false"/>
      <style:text-properties style:font-name="Times New Roman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.3846in" fo:margin-right="0in" fo:text-indent="0in" style:auto-text-indent="false"/>
      <style:text-properties style:use-window-font-color="true" style:font-name="Times New Roman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.3846in" fo:margin-right="0in" fo:text-indent="0in" style:auto-text-indent="false"/>
      <style:text-properties style:use-window-font-color="true" style:font-name="Times New Roman1" fo:font-size="12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.3846in" fo:margin-right="0in" fo:text-indent="0in" style:auto-text-indent="false"/>
      <style:text-properties style:font-name="Times New Roman1" fo:font-size="12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text-properties fo:color="#000080" fo:font-size="14pt" fo:font-weight="bold"/>
    </style:style>
    <style:style style:name="P14" style:family="paragraph" style:parent-style-name="Text_20_body">
      <style:text-properties fo:color="#000080" style:font-name="Times New Roman1" fo:font-size="14pt" fo:font-weight="bold" style:font-size-asian="14pt" style:font-size-complex="14pt"/>
    </style:style>
    <style:style style:name="P15" style:family="paragraph" style:parent-style-name="Text_20_body">
      <style:text-properties style:font-name="Times New Roman1" fo:font-size="12pt"/>
    </style:style>
    <style:style style:name="P16" style:family="paragraph" style:parent-style-name="Text_20_body">
      <style:text-properties style:font-name="Times New Roman1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color="#7e0021" fo:font-size="16pt" fo:font-weight="bold"/>
    </style:style>
    <style:style style:name="P18" style:family="paragraph" style:parent-style-name="Text_20_body">
      <style:paragraph-properties fo:margin-left="0in" fo:margin-right="0in" fo:text-indent="0in" style:auto-text-indent="false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font-size="10pt" fo:font-style="italic" style:text-underline-style="none" style:font-size-asian="10pt" style:font-style-asian="italic" style:font-size-complex="10pt" style:font-style-complex="italic"/>
    </style:style>
    <style:style style:name="P20" style:family="paragraph" style:parent-style-name="Text_20_body">
      <style:paragraph-properties fo:margin-left="0in" fo:margin-right="0in" fo:text-indent="0in" style:auto-text-indent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/>
    </style:style>
    <style:style style:name="P23" style:family="paragraph" style:parent-style-name="Text_20_body">
      <style:paragraph-properties fo:margin-left="0in" fo:margin-right="0in" fo:text-indent="0in" style:auto-text-indent="false"/>
      <style:text-properties style:font-name="Times New Roman1" fo:font-size="12pt" fo:font-weight="bold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style:font-name="Times New Roman1" fo:font-size="14pt" fo:font-weight="bold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Times New Roman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ext_20_body">
      <style:paragraph-properties fo:margin-left="0in" fo:margin-right="0in" fo:text-indent="0in" style:auto-text-indent="false"/>
      <style:text-properties style:font-name="Times New Roman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ext_20_body">
      <style:paragraph-properties fo:margin-left="0in" fo:margin-right="0in" fo:text-indent="0in" style:auto-text-indent="false"/>
      <style:text-properties style:font-name="Times New Roman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style:paragraph-properties fo:margin-left="0in" fo:margin-right="0in" fo:text-indent="0in" style:auto-text-indent="false"/>
      <style:text-properties fo:color="#800000" style:font-name="Times New Roman1" fo:font-size="12pt" fo:font-weight="bold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fo:color="#800000" style:font-name="Times New Roman1" fo:font-size="12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color="#800000" style:font-name="Times New Roman1" fo:font-size="12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text-indent="0in" style:auto-text-indent="false"/>
      <style:text-properties fo:color="#800000" style:font-name="Times New Roman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text-indent="0in" style:auto-text-indent="false"/>
      <style:text-properties style:use-window-font-color="true" style:font-name="Times New Roman1" fo:font-size="12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style:use-window-font-color="true" style:font-name="Times New Roman1" fo:font-size="10pt" fo:font-style="italic" style:text-underline-style="none" fo:font-weight="normal" style:font-size-asian="10pt" style:font-style-asian="normal" style:font-weight-asian="normal" style:font-size-complex="10pt" style:font-style-complex="italic" style:font-weight-complex="normal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style:use-window-font-color="true" style:font-name="Times New Roman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color="#000080" style:font-name="Times New Roman1"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in" fo:margin-right="0in" fo:text-indent="0in" style:auto-text-indent="false" fo:break-before="page"/>
      <style:text-properties fo:color="#008000" style:font-name="Times New Roman1" fo:font-size="14pt" fo:font-weight="bold"/>
    </style:style>
    <style:style style:name="P38" style:family="paragraph" style:parent-style-name="Text_20_body">
      <style:paragraph-properties fo:margin-left="0in" fo:margin-right="0in" fo:text-indent="0in" style:auto-text-indent="false" fo:break-before="page"/>
      <style:text-properties fo:color="#800000" style:font-name="Times New Roman1" fo:font-size="12pt" fo:font-style="normal" style:text-underline-style="none" fo:font-weight="bold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margin-left="0in" fo:margin-right="0in" fo:text-indent="0in" style:auto-text-indent="false" fo:break-before="page"/>
      <style:text-properties fo:color="#800000" style:font-name="Times New Roman1" fo:font-size="12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style:paragraph-properties fo:margin-left="0.1965in" fo:margin-right="0in" fo:text-indent="0in" style:auto-text-indent="false"/>
    </style:style>
    <style:style style:name="P41" style:family="paragraph" style:parent-style-name="Text_20_body">
      <style:paragraph-properties fo:margin-left="0.1965in" fo:margin-right="0in" fo:text-align="justify" style:justify-single-word="false" fo:text-indent="0in" style:auto-text-indent="false"/>
    </style:style>
    <style:style style:name="P42" style:family="paragraph" style:parent-style-name="Text_20_body">
      <style:paragraph-properties fo:margin-left="0.1965in" fo:margin-right="0in" fo:text-indent="0in" style:auto-text-indent="false"/>
      <style:text-properties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43" style:family="paragraph" style:parent-style-name="Text_20_body">
      <style:paragraph-properties fo:margin-left="0.1965in" fo:margin-right="0in" fo:text-indent="0in" style:auto-text-indent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44" style:family="paragraph" style:parent-style-name="Text_20_body">
      <style:paragraph-properties fo:margin-left="0.1965in" fo:margin-right="0in" fo:text-indent="0in" style:auto-text-indent="false"/>
      <style:text-properties style:font-name="Times New Roman1" fo:font-size="12pt"/>
    </style:style>
    <style:style style:name="P45" style:family="paragraph" style:parent-style-name="Text_20_body">
      <style:paragraph-properties fo:margin-left="0.1965in" fo:margin-right="0in" fo:text-align="justify" style:justify-single-word="false" fo:text-indent="0in" style:auto-text-indent="false"/>
      <style:text-properties style:font-name="Times New Roman1" fo:font-size="12pt"/>
    </style:style>
    <style:style style:name="P46" style:family="paragraph" style:parent-style-name="Text_20_body">
      <style:paragraph-properties fo:margin-left="0.1965in" fo:margin-right="0in" fo:text-indent="0in" style:auto-text-indent="false"/>
      <style:text-properties style:font-name="Times New Roman1" fo:font-size="12pt" style:text-underline-style="solid" style:text-underline-width="auto" style:text-underline-color="font-color" fo:font-weight="normal" style:font-weight-asian="normal" style:font-weight-complex="normal"/>
    </style:style>
    <style:style style:name="P47" style:family="paragraph" style:parent-style-name="Text_20_body">
      <style:paragraph-properties fo:margin-left="0.1965in" fo:margin-right="0in" fo:text-indent="0in" style:auto-text-indent="false"/>
      <style:text-properties style:font-name="Times New Roman1" fo:font-size="12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8" style:family="paragraph" style:parent-style-name="Text_20_body">
      <style:paragraph-properties fo:margin-left="0.1965in" fo:margin-right="0in" fo:text-indent="0in" style:auto-text-indent="false"/>
      <style:text-properties style:font-name="Times New Roman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>
      <style:paragraph-properties fo:margin-left="0.1965in" fo:margin-right="0in" fo:text-indent="0in" style:auto-text-indent="false"/>
      <style:text-properties style:font-name="Times New Roman1"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left="0.1965in" fo:margin-right="0in" fo:text-indent="0in" style:auto-text-indent="false"/>
      <style:text-properties style:font-name="Times New Roman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ext_20_body">
      <style:paragraph-properties fo:margin-left="0.1965in" fo:margin-right="0in" fo:text-indent="0in" style:auto-text-indent="false"/>
      <style:text-properties style:font-name="Times New Roman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paragraph-properties fo:margin-left="0.1965in" fo:margin-right="0in" fo:text-indent="0in" style:auto-text-indent="false"/>
      <style:text-properties style:use-window-font-color="true" style:font-name="Times New Roman1" fo:font-size="12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3" style:family="paragraph" style:parent-style-name="Text_20_body">
      <style:paragraph-properties fo:margin-left="0.1965in" fo:margin-right="0in" fo:text-indent="0in" style:auto-text-indent="false"/>
      <style:text-properties style:use-window-font-color="true" style:font-name="Times New Roman1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>
      <style:paragraph-properties fo:margin-left="0.1965in" fo:margin-right="0in" fo:text-indent="0.302in" style:auto-text-indent="false"/>
    </style:style>
    <style:style style:name="P55" style:family="paragraph" style:parent-style-name="Text_20_body">
      <style:paragraph-properties fo:margin-left="0.5146in" fo:margin-right="0in" fo:text-indent="0in" style:auto-text-indent="false"/>
      <style:text-properties fo:font-size="10pt" style:font-size-asian="10pt" style:font-size-complex="10pt"/>
    </style:style>
    <style:style style:name="P56" style:family="paragraph" style:parent-style-name="Text_20_body">
      <style:paragraph-properties fo:margin-left="0.2035in" fo:margin-right="0in" fo:text-align="justify" style:justify-single-word="false" fo:text-indent="0.1811in" style:auto-text-indent="false"/>
    </style:style>
    <style:style style:name="P57" style:family="paragraph" style:parent-style-name="Table_20_Contents">
      <loext:graphic-properties draw:fill="solid" draw:fill-color="#ffff99" draw:opacity="100%"/>
      <style:paragraph-properties fo:background-color="#ffff99"/>
      <style:text-properties style:font-name="Courier New" fo:font-size="10pt" style:font-size-asian="10pt" style:font-size-complex="10pt"/>
    </style:style>
    <style:style style:name="P58" style:family="paragraph" style:parent-style-name="Text_20_body">
      <style:paragraph-properties fo:margin-left="0.2035in" fo:margin-right="0in" fo:text-indent="0in" style:auto-text-indent="false"/>
      <style:text-properties style:font-name="Times New Roman1" fo:font-size="12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9" style:family="paragraph" style:parent-style-name="Text_20_body">
      <style:paragraph-properties fo:margin-left="0.2035in" fo:margin-right="0in" fo:text-indent="0in" style:auto-text-indent="false"/>
      <style:text-properties style:font-name="Times New Roman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break-before="page"/>
      <style:text-properties fo:color="#800000" style:font-name="Times New Roman1" fo:font-size="12pt" fo:font-weight="bold"/>
    </style:style>
    <style:style style:name="P61" style:family="paragraph" style:parent-style-name="Text_20_body">
      <style:paragraph-properties fo:margin-left="0.2189in" fo:margin-right="0in" fo:text-indent="0in" style:auto-text-indent="false"/>
      <style:text-properties style:font-name="Times New Roman1" fo:font-size="12pt"/>
    </style:style>
    <style:style style:name="P62" style:family="paragraph" style:parent-style-name="Standard">
      <style:paragraph-properties fo:break-before="page"/>
      <style:text-properties fo:color="#800000" style:font-name="Times New Roman1" fo:font-size="12pt" fo:font-weight="bold"/>
    </style:style>
    <style:style style:name="P63" style:family="paragraph" style:parent-style-name="Text_20_body">
      <style:paragraph-properties fo:margin-left="0.3846in" fo:margin-right="0in" fo:text-indent="0in" style:auto-text-indent="false"/>
      <style:text-properties style:use-window-font-color="true" style:font-name="Times New Roman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Times New Roman1" fo:font-size="12pt" fo:font-weight="bold"/>
    </style:style>
    <style:style style:name="T2" style:family="text">
      <style:text-properties style:font-name="Times New Roman1" fo:font-size="12pt" fo:font-weight="bold" style:font-size-asian="10pt" style:font-weight-asian="normal" style:font-size-complex="10pt" style:font-weight-complex="normal"/>
    </style:style>
    <style:style style:name="T3" style:family="text"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Times New Roman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imes New Roman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Times New Roman1" fo:font-weight="bold" style:font-weight-asian="bold" style:font-weight-complex="bold"/>
    </style:style>
    <style:style style:name="T8" style:family="text">
      <style:text-properties style:font-name="Times New Roman1" fo:font-weight="normal" style:font-weight-asian="normal" style:font-weight-complex="normal"/>
    </style:style>
    <style:style style:name="T9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Times New Roman1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use-window-font-color="true" style:font-name="Times New Roman1" fo:font-weight="normal" style:font-weight-asian="normal" style:font-weight-complex="normal"/>
    </style:style>
    <style:style style:name="T19" style:family="text">
      <style:text-properties style:use-window-font-color="true" style:font-name="Times New Roman1" fo:font-size="10pt" fo:font-style="italic" style:text-underline-style="none" fo:font-weight="normal" style:font-size-asian="10pt" style:font-style-asian="normal" style:font-weight-asian="normal" style:font-size-complex="10pt" style:font-style-complex="italic" style:font-weight-complex="normal"/>
    </style:style>
    <style:style style:name="T20" style:family="text">
      <style:text-properties style:use-window-font-color="true" style:font-name="Times New Roman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style:font-name="Times New Roman1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use-window-font-color="true" style:font-name="Times New Roman1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style:use-window-font-color="true" style:font-name="Times New Roman1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XFont Lib for FreeBASIC</text:p>
      <text:p text:style-name="Text_20_body"/>
      <text:p text:style-name="Text_20_body"/>
      <text:p text:style-name="P13">Introduction</text:p>
      <text:p text:style-name="Text_20_body"/>
      <text:p text:style-name="P56">XFont is Object Oriented Programming (OOP) library designed for drawing smooth font text. This lib support 1, 2, 4, 8, 15/16, 24/32 bpp depth.</text:p>
      <text:p text:style-name="P41"/>
      <text:p text:style-name="P45">Some of the most exciting features:</text:p>
      <text:p text:style-name="P41"><text:s/></text:p>
      <text:p text:style-name="P41"><text:tab/>-<text:span text:style-name="T12"> </text:span>Support alpha blending. This works in 15/16 and 24/32 bpp depths.</text:p>
      <text:p text:style-name="P40"><text:tab/>-<text:span text:style-name="T12"> </text:span>Alpha mask for drawing smooth font text.</text:p>
      <text:p text:style-name="P40"><text:tab/>-<text:span text:style-name="T12"> 8</text:span> fonts slot can be loaded with x-font file format.</text:p>
      <text:p text:style-name="P40"><text:tab/>-<text:span text:style-name="T12"> </text:span>Included with internal standard font.</text:p>
      <text:p text:style-name="P40"><text:tab/>-<text:span text:style-name="T12"> </text:span>Easy to use.</text:p>
      <text:p text:style-name="P44"><text:tab/>- No initialize needed between switching screen mode.</text:p>
      <text:p text:style-name="P44"><text:tab/>- No ScreenLock/ScreenUnlock switch needed (For FB 0.20.0b or above only).</text:p>
      <text:p text:style-name="P44"><text:tab/>- Unicode support (ISO 10646).</text:p>
      <text:p text:style-name="P15"/>
      <text:p text:style-name="P15"/>
      <text:p text:style-name="P14">About</text:p>
      <text:p text:style-name="Text_20_body"/>
      <text:p text:style-name="P40">XFont Lib was developed by Victor Phoa.</text:p>
      <text:p text:style-name="P44">Copyright 2008-2010 © Xaviorsoft Studios. All Rights Reserved.</text:p>
      <text:p text:style-name="P22"/>
      <text:p text:style-name="P22"/>
      <text:p text:style-name="P36">Note</text:p>
      <text:p text:style-name="P22"/>
      <text:p text:style-name="P61">All example code written is designed for FB 0.20.0 or above.</text:p>
      <text:p text:style-name="P61">FB 0.18.x user should add ScreenLock/ScreenUnlock switch manually to make example code working correctly.</text:p>
      <text:p text:style-name="P22"/>
      <text:p text:style-name="P24"/>
      <text:p text:style-name="P37">Keywords List</text:p>
      <text:p text:style-name="P35">(Arrange by mostly used order)</text:p>
      <text:p text:style-name="P23"/>
      <text:p text:style-name="P29">DrawString</text:p>
      <text:p text:style-name="P23"/>
      <text:p text:style-name="P46">Syntax</text:p>
      <text:p text:style-name="P18"><text:span text:style-name="T2"><text:tab/></text:span><text:span text:style-name="T4">Declare Sub DrawString Overload <text:tab/>(ByVal Target As Any Ptr=0, ByRef Text As wString Ptr, ByVal X As Short, _</text:span></text:p>
      <text:p text:style-name="P25"><text:tab/><text:tab/><text:tab/><text:tab/><text:tab/> ByVal Y As Short, ByVal ScaleX As Single=1, ByVal ScaleY As Single=1, _</text:p>
      <text:p text:style-name="P25"><text:tab/><text:tab/><text:tab/><text:tab/><text:tab/> ByVal Direction As uByte=0)</text:p>
      <text:p text:style-name="P18"><text:span text:style-name="T1"><text:tab/></text:span><text:span text:style-name="T4">Declare Sub DrawString Overload<text:tab/>(ByVal Target As Any Ptr=0, ByRef Text As String, ByVal X As Short, _</text:span></text:p>
      <text:p text:style-name="P25"><text:tab/><text:tab/><text:tab/><text:tab/><text:tab/> ByVal Y As Short, ByVal ScaleX As Single=1, ByVal ScaleY As Single=1, _</text:p>
      <text:p text:style-name="P25"><text:tab/><text:tab/><text:tab/><text:tab/><text:tab/> ByVal Direction As uByte=0)</text:p>
      <text:p text:style-name="P18"><text:span text:style-name="T1"><text:tab/></text:span><text:span text:style-name="T4">Declare Sub DrawString Overload<text:tab/>(ByVal Target As Any Ptr=0, ByRef Text As uInteger Ptr, ByVal X As Short, _</text:span></text:p>
      <text:p text:style-name="P25"><text:tab/><text:tab/><text:tab/><text:tab/><text:tab/> ByVal Y As Short, ByVal ScaleX As Single=1, ByVal ScaleY As Single=1, _</text:p>
      <text:p text:style-name="P25"><text:tab/><text:tab/><text:tab/><text:tab/><text:tab/> ByVal Direction As uByte=0)</text:p>
      <text:p text:style-name="P47">Usage</text:p>
      <text:p text:style-name="P40"><text:span text:style-name="T4"><text:tab/></text:span><text:span text:style-name="T3">Drawstring</text:span><text:span text:style-name="T4"> [</text:span><text:span text:style-name="T5">target</text:span><text:span text:style-name="T4">], </text:span><text:span text:style-name="T5">text</text:span><text:span text:style-name="T4">, </text:span><text:span text:style-name="T5">x</text:span><text:span text:style-name="T4">, </text:span><text:span text:style-name="T5">y</text:span><text:span text:style-name="T4">, [</text:span><text:span text:style-name="T5">scalex</text:span><text:span text:style-name="T4">], [</text:span><text:span text:style-name="T5">scaley</text:span><text:span text:style-name="T4">], [</text:span><text:span text:style-name="T5">direction</text:span><text:span text:style-name="T4">]</text:span></text:p>
      <text:p text:style-name="P25"/>
      <text:p text:style-name="P58">Description</text:p>
      <text:p text:style-name="P59"/>
      <text:p text:style-name="P54"><text:span text:style-name="T4">Displays text at </text:span><text:span text:style-name="T5">x</text:span><text:span text:style-name="T4">, </text:span><text:span text:style-name="T5">y</text:span><text:span text:style-name="T4"> in graphics modes. </text:span><text:span text:style-name="T5">target</text:span><text:span text:style-name="T4"> specifies buffer to draw on. target may be an image created with ImageCreate or Get (Graphics). If omitted or 0, target defaults to the screen's current work page.</text:span></text:p>
      <text:p text:style-name="P40"><text:span text:style-name="T5">x</text:span><text:span text:style-name="T4">, </text:span><text:span text:style-name="T5">y</text:span><text:span text:style-name="T4"> are the coordinates of the pixel.</text:span></text:p>
      <text:p text:style-name="P40"><text:span text:style-name="T5">scalex, scaley</text:span><text:span text:style-name="T6"> are character magnificaton factor</text:span></text:p>
      <text:p text:style-name="P40"><text:span text:style-name="T5">direction</text:span><text:span text:style-name="T6"> are text orient style. If omitted or 0, text orient left to right. If 1, text orient bottom to top.</text:span></text:p>
      <text:p text:style-name="P50">Is possible to draw unicode characters in DOS port using uInteger Pointer as long the end of the block memory is marked by 0.</text:p>
      <text:p text:style-name="P50">Note : Maximum text were limited to 32767 characters.</text:p>
      <text:p text:style-name="P26"/>
      <text:p text:style-name="P48">Example</text:p>
      <text:p text:style-name="P48"/>
      <table:table table:name="Table1" table:style-name="Table1">
        <table:table-column table:style-name="Table1.A"/>
        <table:table-row>
          <table:table-cell table:style-name="Table1.A1" office:value-type="string">
            <text:p text:style-name="P57">#Include Once "xfont.bi"</text:p>
            <text:p text:style-name="P57"/>
            <text:p text:style-name="P57">Dim Shared As xfont.interface font</text:p>
            <text:p text:style-name="P57">ScreenRes 640,480,32</text:p>
            <text:p text:style-name="P57">font.drawstring (,"Hello World!",10,10)</text:p>
            <text:p text:style-name="P57">font.drawstring (,"Hello World!",10,50,2,2) <text:s/>'2x size</text:p>
            <text:p text:style-name="P57">font.drawstring (,"Hello World!",10,200,,,1) 'Vertical</text:p>
            <text:p text:style-name="P57">Sleep</text:p>
          </table:table-cell>
        </table:table-row>
      </table:table>
      <text:p text:style-name="P16"/>
      <text:p text:style-name="P16"><text:soft-page-break/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57">'Draw characters using uinteger ptr</text:p>
            <text:p text:style-name="P57">#Include Once "xfont.bi"</text:p>
            <text:p text:style-name="P57">Dim as uinteger s(12) =&gt; {72, 101, 108, 108, 111, 32, 87, 111, 114, 108, 100, 33, 0}</text:p>
            <text:p text:style-name="P57">Dim Shared As xfont.interface font</text:p>
            <text:p text:style-name="P57">ScreenRes 640,480,32</text:p>
            <text:p text:style-name="P57">font.drawstring (,@s(0),10,10) 'Draw "Hello World!"</text:p>
            <text:p text:style-name="P57">Sleep</text:p>
          </table:table-cell>
        </table:table-row>
      </table:table>
      <text:p text:style-name="P38">LoadFont</text:p>
      <text:p text:style-name="Text_20_body"/>
      <text:p text:style-name="P49">Syntax</text:p>
      <text:p text:style-name="P9">Declare Function LoadFont Overload <text:s/>(Byref Filename As String, ByVal FontIndex As uByte) As Integer</text:p>
      <text:p text:style-name="P9">Declare Function LoadFont Overload <text:s/>(ByRef DataPtr As uByte Ptr, ByVal FontIndex As uByte) As Integer</text:p>
      <text:p text:style-name="P27"/>
      <text:p text:style-name="P47">Usage</text:p>
      <text:p text:style-name="P4"><text:span text:style-name="T8">result = </text:span><text:span text:style-name="T10">LoadFont</text:span><text:span text:style-name="T9"> (</text:span><text:span text:style-name="T8">Filename</text:span><text:span text:style-name="T9">, </text:span><text:span text:style-name="T8">FontIndex</text:span><text:span text:style-name="T9">)</text:span></text:p>
      <text:p text:style-name="P4"><text:span text:style-name="T8">result</text:span><text:span text:style-name="T9"> = </text:span><text:span text:style-name="T10">LoadFont</text:span><text:span text:style-name="T9"> (</text:span><text:span text:style-name="T8">Dataptr</text:span><text:span text:style-name="T9">, </text:span><text:span text:style-name="T8">FontIndex</text:span><text:span text:style-name="T9">)</text:span></text:p>
      <text:p text:style-name="P4"/>
      <text:p text:style-name="P42">Description</text:p>
      <text:p text:style-name="P43"/>
      <text:p text:style-name="P55">Load font from file or memory location to empty font slot.</text:p>
      <text:p text:style-name="P55">Zero is returned if LoadFont completed successfully.</text:p>
      <text:p text:style-name="P19"/>
      <text:p text:style-name="P48">Example</text:p>
      <text:p text:style-name="P48"/>
      <table:table table:name="Table2" table:style-name="Table2">
        <table:table-column table:style-name="Table2.A"/>
        <table:table-row>
          <table:table-cell table:style-name="Table2.A1" office:value-type="string">
            <text:p text:style-name="P57">'Load font from file</text:p>
            <text:p text:style-name="P57">#Include Once "xfont.bi"</text:p>
            <text:p text:style-name="P57">Dim Shared As xfont.interface font</text:p>
            <text:p text:style-name="P57">font.loadfont ("myfont.xf", 1) 'Load to FontIndex 1</text:p>
            <text:p text:style-name="P57">font.fontindex = 1 'Use the font</text:p>
            <text:p text:style-name="P57">ScreenRes 640,480,32</text:p>
            <text:p text:style-name="P57">font.drawstring (,"Hello World!",10,10)</text:p>
            <text:p text:style-name="P57">Sleep</text:p>
          </table:table-cell>
        </table:table-row>
      </table:table>
      <text:p text:style-name="P28"/>
      <table:table table:name="Table3" table:style-name="Table3">
        <table:table-column table:style-name="Table3.A"/>
        <table:table-row>
          <table:table-cell table:style-name="Table3.A1" office:value-type="string">
            <text:p text:style-name="P57">'Load font from memory location</text:p>
            <text:p text:style-name="P57">#Include Once "xfont.bi"</text:p>
            <text:p text:style-name="P57">Dim pmem As uByte Ptr</text:p>
            <text:p text:style-name="P57">Dim As Integer f</text:p>
            <text:p text:style-name="P57">Dim As LongInt l</text:p>
            <text:p text:style-name="P57">Dim As String s = "myfont.xf"</text:p>
            <text:p text:style-name="P57">Dim Shared As xfont.interface font</text:p>
            <text:p text:style-name="P57"/>
            <text:p text:style-name="P57">l=filelen(s)</text:p>
            <text:p text:style-name="P57">pmem = Allocate(l*Len(uByte))</text:p>
            <text:p text:style-name="P57">f = FreeFile</text:p>
            <text:p text:style-name="P57">Open s For Binary As #f</text:p>
            <text:p text:style-name="P57">Get #f,, *pmem, l</text:p>
            <text:p text:style-name="P57">Close #f</text:p>
            <text:p text:style-name="P57"/>
            <text:p text:style-name="P57">font.loadfont (pmem, 1) 'Load to FontIndex 1</text:p>
            <text:p text:style-name="P57">Deallocate pmem</text:p>
            <text:p text:style-name="P57">font.fontindex = 1 'Use the font</text:p>
            <text:p text:style-name="P57">ScreenRes 640,480,32</text:p>
            <text:p text:style-name="P57">font.drawstring (,"Hello World!",10,10)</text:p>
            <text:p text:style-name="P57">Sleep</text:p>
          </table:table-cell>
        </table:table-row>
      </table:table>
      <text:p text:style-name="P2"><text:soft-page-break/>UnloadFont</text:p>
      <text:p text:style-name="Text_20_body"/>
      <text:p text:style-name="P49">Syntax</text:p>
      <text:p text:style-name="P7">Declare Function UnloadFont (ByVal FontIndex As uByte) As Integer</text:p>
      <text:p text:style-name="P27"/>
      <text:p text:style-name="P52">Usage</text:p>
      <text:p text:style-name="P6"><text:span text:style-name="T11">result = </text:span><text:span text:style-name="T7">UnloadFont </text:span><text:span text:style-name="T8">(</text:span><text:span text:style-name="T11">fontindex)</text:span></text:p>
      <text:p text:style-name="P4"/>
      <text:p text:style-name="P42">Description</text:p>
      <text:p text:style-name="P43"/>
      <text:p text:style-name="P3"><text:span text:style-name="T18">Unload font from its slot. No</text:span><text:span text:style-name="T17">te: default font in slot 0 by default can't be unloaded.</text:span></text:p>
      <text:p text:style-name="P5">Zero is returned if UnloadFont completed successfully.</text:p>
      <text:p text:style-name="P20"/>
      <text:p text:style-name="P48">Example</text:p>
      <text:p text:style-name="P48"/>
      <table:table table:name="Table4" table:style-name="Table4">
        <table:table-column table:style-name="Table4.A"/>
        <table:table-row>
          <table:table-cell table:style-name="Table4.A1" office:value-type="string">
            <text:p text:style-name="P57">#Include Once "xfont.bi"</text:p>
            <text:p text:style-name="P57">Dim Shared As xfont.interface font</text:p>
            <text:p text:style-name="P57">font.loadfont ("myfont.xf", 1) 'Load to FontIndex 1</text:p>
            <text:p text:style-name="P57">font.fontindex = 1 'Use the font</text:p>
            <text:p text:style-name="P57">ScreenRes 640,480,32</text:p>
            <text:p text:style-name="P57">font.drawstring (,"This is loaded font",10,10)</text:p>
            <text:p text:style-name="P57">font.unloadfont (1)</text:p>
            <text:p text:style-name="P57">font.drawstring (,"This is standard font",10,50)</text:p>
            <text:p text:style-name="P57">Sleep</text:p>
          </table:table-cell>
        </table:table-row>
      </table:table>
      <text:p text:style-name="P33"/>
      <text:p text:style-name="P60">StringWidth</text:p>
      <text:p text:style-name="Text_20_body"/>
      <text:p text:style-name="P49">Syntax</text:p>
      <text:p text:style-name="P10">Declare Function StringWidth Overload (ByRef Text As wString Ptr) As uShort</text:p>
      <text:p text:style-name="P10">Declare Function StringWidth Overload (ByRef Text As String) As uShort</text:p>
      <text:p text:style-name="P10">Declare Function StringWidth Overload (ByRef Text As uInteger Ptr) As uShort</text:p>
      <text:p text:style-name="P11"/>
      <text:p text:style-name="P52">Usage</text:p>
      <text:p text:style-name="P6"><text:span text:style-name="T11">result = </text:span><text:span text:style-name="T10">StringWidth</text:span><text:span text:style-name="T7"> </text:span><text:span text:style-name="T8">(</text:span><text:span text:style-name="T11">text)</text:span></text:p>
      <text:p text:style-name="P4"/>
      <text:p text:style-name="P53">Description</text:p>
      <text:p text:style-name="P33"/>
      <text:p text:style-name="P18"><text:bookmark text:name="briefDesc"/><text:span text:style-name="T19"><text:tab/></text:span><text:span text:style-name="T13">Returns the width of the text (based on the current font) in pixels.</text:span></text:p>
      <text:p text:style-name="P20"/>
      <text:p text:style-name="P48">Example</text:p>
      <text:p text:style-name="P48"/>
      <table:table table:name="Table5" table:style-name="Table5">
        <table:table-column table:style-name="Table5.A"/>
        <table:table-row>
          <table:table-cell table:style-name="Table5.A1" office:value-type="string">
            <text:p text:style-name="P57">#Include Once "xfont.bi"</text:p>
            <text:p text:style-name="P57">Dim Shared As xfont.interface font</text:p>
            <text:p text:style-name="P57">Print "Width for 'Hello World' is " &amp; _</text:p>
            <text:p text:style-name="P57"><text:s text:c="6"/>font.stringwidth ("Hello World") &amp; " pixels"</text:p>
            <text:p text:style-name="P57">Sleep</text:p>
          </table:table-cell>
        </table:table-row>
      </table:table>
      <text:p text:style-name="P33"/>
      <text:p text:style-name="P60">TextHeight</text:p>
      <text:p text:style-name="Text_20_body"/>
      <text:p text:style-name="P49">Syntax</text:p>
      <text:p text:style-name="P10">Declare Property TextHeight () As uShort</text:p>
      <text:p text:style-name="P11"/>
      <text:p text:style-name="P52">Usage</text:p>
      <text:p text:style-name="P6"><text:span text:style-name="T11">result = <text:s/></text:span><text:span text:style-name="T10">TextHeight</text:span></text:p>
      <text:p text:style-name="P4"/>
      <text:p text:style-name="P53">Description</text:p>
      <text:p text:style-name="P33"/>
      <text:p text:style-name="P18"><text:bookmark text:name="briefDesc1"/><text:span text:style-name="T19"><text:tab/></text:span><text:span text:style-name="T13">Contains the height of a line of text drawn with the current font.</text:span></text:p>
      <text:p text:style-name="P20"/>
      <text:p text:style-name="P48">Example</text:p>
      <text:p text:style-name="P48"/>
      <table:table table:name="Table6" table:style-name="Table6">
        <table:table-column table:style-name="Table6.A"/>
        <table:table-row>
          <table:table-cell table:style-name="Table6.A1" office:value-type="string">
            <text:p text:style-name="P57">#Include Once "xfont.bi"</text:p>
            <text:p text:style-name="P57">Dim Shared As xfont.interface font</text:p>
            <text:p text:style-name="P57">Print "Height for text is " &amp; font.textheight &amp; " pixels"</text:p>
            <text:p text:style-name="P57">Sleep</text:p>
          </table:table-cell>
        </table:table-row>
      </table:table>
      <text:p text:style-name="P33"/>
      <text:p text:style-name="P60">FontIndex</text:p>
      <text:p text:style-name="Text_20_body"/>
      <text:p text:style-name="P49">Syntax</text:p>
      <text:p text:style-name="P10">Declare Property FontIndex () As uByte</text:p>
      <text:p text:style-name="P10">Declare Property FontIndex (ByVal Expression As uByte)</text:p>
      <text:p text:style-name="P12"/>
      <text:p text:style-name="P53">Description</text:p>
      <text:p text:style-name="P33"/>
      <text:p text:style-name="P18"><text:bookmark text:name="briefDesc11"/><text:span text:style-name="T19"><text:tab/></text:span><text:bookmark text:name="briefDesc2"/><text:span text:style-name="T13">Used to get and set the current font.</text:span></text:p>
      <text:p text:style-name="P20"/>
      <text:p text:style-name="P48">Example</text:p>
      <text:p text:style-name="P48"/>
      <table:table table:name="Table7" table:style-name="Table7">
        <table:table-column table:style-name="Table7.A"/>
        <table:table-row>
          <table:table-cell table:style-name="Table7.A1" office:value-type="string">
            <text:p text:style-name="P57">#Include Once "xfont.bi"</text:p>
            <text:p text:style-name="P57">Dim Shared As xfont.interface font</text:p>
            <text:p text:style-name="P57">font.loadfont ("myfont.xf", 1) 'Load to FontIndex 1</text:p>
            <text:p text:style-name="P57">ScreenRes 640,480,32</text:p>
            <text:p text:style-name="P57">font.drawstring (,"Use Fontindex " &amp; font.fontindex,10,10)</text:p>
            <text:p text:style-name="P57">font.fontindex = 1</text:p>
            <text:p text:style-name="P57">font.drawstring (,"Use Fontindex " &amp; font.fontindex,10,50)</text:p>
            <text:p text:style-name="P57">Sleep</text:p>
          </table:table-cell>
        </table:table-row>
      </table:table>
      <text:p text:style-name="P33"/>
      <text:p text:style-name="P60">TextSize</text:p>
      <text:p text:style-name="Text_20_body"/>
      <text:p text:style-name="P49">Syntax</text:p>
      <text:p text:style-name="P10">Declare Property TextSize () As uShort</text:p>
      <text:p text:style-name="P11"/>
      <text:p text:style-name="P52">Usage</text:p>
      <text:p text:style-name="P6"><text:span text:style-name="T11">result = <text:s/></text:span><text:span text:style-name="T10">TextSize</text:span></text:p>
      <text:p text:style-name="P4"/>
      <text:p text:style-name="P53">Description</text:p>
      <text:p text:style-name="P33"/>
      <text:p text:style-name="P18"><text:bookmark text:name="briefDesc12"/><text:span text:style-name="T19"><text:tab/></text:span><text:bookmark text:name="briefDesc3"/><text:span text:style-name="T13">Used to get the current font size.</text:span></text:p>
      <text:p text:style-name="P20"/>
      <text:p text:style-name="P48">Example</text:p>
      <text:p text:style-name="P48"/>
      <table:table table:name="Table8" table:style-name="Table8">
        <table:table-column table:style-name="Table8.A"/>
        <table:table-row>
          <table:table-cell table:style-name="Table8.A1" office:value-type="string">
            <text:p text:style-name="P57">#Include Once "xfont.bi"</text:p>
            <text:p text:style-name="P57">Dim Shared As xfont.interface font</text:p>
            <text:p text:style-name="P57">Print "Current font size is " &amp; font.textsize</text:p>
            <text:p text:style-name="P57">Sleep</text:p>
          </table:table-cell>
        </table:table-row>
      </table:table>
      <text:p text:style-name="P30"/>
      <text:p text:style-name="P60">ForeColor</text:p>
      <text:p text:style-name="Text_20_body"/>
      <text:p text:style-name="P49">Syntax</text:p>
      <text:p text:style-name="P10">Declare Property ForeColor () As uInteger</text:p>
      <text:p text:style-name="P10">Declare Property ForeColor (ByVal Expression As uInteger)</text:p>
      <text:p text:style-name="P12"/>
      <text:p text:style-name="P53">Description</text:p>
      <text:p text:style-name="P33"/>
      <text:p text:style-name="P18"><text:bookmark text:name="briefDesc211"/><text:span text:style-name="T19"><text:tab/></text:span><text:span text:style-name="T13">Used to get and set the display foreground color.</text:span></text:p>
      <text:p text:style-name="P21"/>
      <text:p text:style-name="P21"><text:tab/>For 15/16, 24/32 bpp mode, forecolor use AAAAAAAARRRRRRRRGGGGGGGGBBBBBBBB as color format.</text:p>
      <text:p text:style-name="P21"><text:tab/>Where valid value for each color component is 0 to 31 for 15/16 bpp, and 0 to 255 for 24/32 bpp.</text:p>
      <text:p text:style-name="P21"/>
      <text:p text:style-name="P21"><text:tab/>For 1, 2, 4 and 8 bpp mode, forecolor use <text:s/>AAAAAAAAXXXXXXXXXXXXXXXXPPPPPPPP as color format.</text:p>
      <text:p text:style-name="P21"><text:tab/>Where AAAAAAAA is foreground masking flag, and PPPPPPPP is palette color index.</text:p>
      <text:p text:style-name="P21"><text:tab/>Set AAAAAAAA value &lt; 128 will passed foreground drawing.</text:p>
      <text:p text:style-name="P18"><text:span text:style-name="T13"><text:tab/>Tips : To make backgound appear is possible to set foreolor expression with </text:span><text:span text:style-name="T14">palette or &amp;hFF000000</text:span><text:span text:style-name="T15">.</text:span></text:p>
      <text:p text:style-name="P20"/>
      <text:p text:style-name="P20"><text:tab/>Note : The first default forecolor is set to &amp;hFF000000</text:p>
      <text:p text:style-name="P20"/>
      <text:p text:style-name="P48">Example</text:p>
      <text:p text:style-name="P51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7">'foregound color for non palette mode</text:p>
            <text:p text:style-name="P57">#Include Once "xfont.bi"</text:p>
            <text:p text:style-name="P57">Dim Shared As xfont.interface font</text:p>
            <text:p text:style-name="P57">ScreenRes 640,480,32</text:p>
            <text:p text:style-name="P57">font.forecolor = Rgba(0,255,0,255)</text:p>
            <text:p text:style-name="P57">font.drawstring (,"Hello world",10,10)</text:p>
            <text:p text:style-name="P57">Sleep</text:p>
          </table:table-cell>
        </table:table-row>
      </table:table>
      <text:p text:style-name="P3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7">'foregound color for palette mode</text:p>
            <text:p text:style-name="P57">#Include Once "xfont.bi"</text:p>
            <text:p text:style-name="P57">Dim Shared As xfont.interface font</text:p>
            <text:p text:style-name="P57">ScreenRes 640,480,8</text:p>
            <text:p text:style-name="P57">font.forecolor = 2 Or &amp;hff000000</text:p>
            <text:p text:style-name="P57">font.drawstring (,"Hello world",10,10)</text:p>
            <text:p text:style-name="P57">Sleep</text:p>
          </table:table-cell>
        </table:table-row>
      </table:table>
      <text:p text:style-name="Standard"/>
      <text:p text:style-name="P60">BackColor</text:p>
      <text:p text:style-name="Text_20_body"/>
      <text:p text:style-name="P49">Syntax</text:p>
      <text:p text:style-name="P10">Declare Property BackColor () As uInteger</text:p>
      <text:p text:style-name="P10">Declare Property BackColor (ByVal Expression As uInteger)</text:p>
      <text:p text:style-name="P12"/>
      <text:p text:style-name="P53">Description</text:p>
      <text:p text:style-name="P33"/>
      <text:p text:style-name="P18"><text:bookmark text:name="briefDesc212"/><text:span text:style-name="T19"><text:tab/></text:span><text:span text:style-name="T13">Used to get and set the display background color.</text:span></text:p>
      <text:p text:style-name="P21"/>
      <text:p text:style-name="P21"><text:tab/>For 15/16, 24/32 bpp mode, backcolor use AAAAAAAARRRRRRRRGGGGGGGGBBBBBBBB as color format.</text:p>
      <text:p text:style-name="P21"><text:tab/>Where valid value for each color component is 0 to 31 for 15/16 bpp, and 0 to 255 for 24/32 bpp.</text:p>
      <text:p text:style-name="P21"/>
      <text:p text:style-name="P21"><text:tab/>For 1, 2, 4 and 8 bpp mode, backcolor use <text:s/>AAAAAAAAXXXXXXXXXXXXXXXXPPPPPPPP as color format.</text:p>
      <text:p text:style-name="P21"><text:tab/>Where AAAAAAAA is background masking flag, and PPPPPPPP is palette color index.</text:p>
      <text:p text:style-name="P21"><text:tab/>Set AAAAAAAA value &lt; 128 will passed background drawing.</text:p>
      <text:p text:style-name="P18"><text:span text:style-name="T13"><text:tab/>Tips : To make backgound appear is possible to set backcolor expression with </text:span><text:span text:style-name="T14">palette or &amp;hFF000000</text:span><text:span text:style-name="T15">.</text:span></text:p>
      <text:p text:style-name="P20"/>
      <text:p text:style-name="P20"><text:tab/>Note : The first default backcolor is set to &amp;hFFFFFFFF</text:p>
      <text:p text:style-name="P20"/>
      <text:p text:style-name="P48">Example</text:p>
      <text:p text:style-name="P51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57">'Backgound color for non palette mode</text:p>
            <text:p text:style-name="P57">#Include Once "xfont.bi"</text:p>
            <text:p text:style-name="P57">Dim Shared As xfont.interface font</text:p>
            <text:p text:style-name="P57">ScreenRes 640,480,32</text:p>
            <text:p text:style-name="P57">font.backcolor = Rgba(0,255,0,125)</text:p>
            <text:p text:style-name="P57">font.drawstring (,"Hello world",10,10)</text:p>
            <text:p text:style-name="P57">Sleep</text:p>
          </table:table-cell>
        </table:table-row>
      </table:table>
      <text:p text:style-name="P32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57">'Backgound color for palette mode</text:p>
            <text:p text:style-name="P57">#Include Once "xfont.bi"</text:p>
            <text:p text:style-name="P57">Dim Shared As xfont.interface font</text:p>
            <text:p text:style-name="P57">ScreenRes 640,480,8</text:p>
            <text:p text:style-name="P57">font.backcolor = 2 Or &amp;hff000000</text:p>
            <text:p text:style-name="P57">font.drawstring (,"Hello world",10,10)</text:p>
            <text:p text:style-name="P57">Sleep</text:p>
          </table:table-cell>
        </table:table-row>
      </table:table>
      <text:p text:style-name="P1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7">'Disable backgound for palette mode</text:p>
            <text:p text:style-name="P57">#Include Once "xfont.bi"</text:p>
            <text:p text:style-name="P57">Dim Shared As xfont.interface font</text:p>
            <text:p text:style-name="P57">ScreenRes 640,480,8</text:p>
            <text:p text:style-name="P57">Color 0,15 : Cls</text:p>
            <text:p text:style-name="P57">font.backcolor = 0</text:p>
            <text:p text:style-name="P57">font.drawstring (,"Hello world",10,10)</text:p>
            <text:p text:style-name="P57">Sleep</text:p>
          </table:table-cell>
        </table:table-row>
      </table:table>
      <text:p text:style-name="P60">UseViewport</text:p>
      <text:p text:style-name="Text_20_body"/>
      <text:p text:style-name="P49">Syntax</text:p>
      <text:p text:style-name="P10">Declare Property UseViewport(ByVal Expression As Byte)</text:p>
      <text:p text:style-name="P10">Declare Property UseViewport() As Byte</text:p>
      <text:p text:style-name="P12"/>
      <text:p text:style-name="P53">Description</text:p>
      <text:p text:style-name="P33"/>
      <text:p text:style-name="P18"><text:bookmark text:name="briefDesc2111"/><text:span text:style-name="T19"><text:tab/></text:span><text:span text:style-name="T20">Used to get and set the viewport flag.</text:span></text:p>
      <text:p text:style-name="P20"><text:span text:style-name="T16"><text:tab/>If set to non zero, clipping region (also known as viewport) will be used.</text:span></text:p>
      <text:p text:style-name="P20"/>
      <text:p text:style-name="P48">Example</text:p>
      <text:p text:style-name="P51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57">'Using viewport</text:p>
            <text:p text:style-name="P57">#Include Once "xfont.bi"</text:p>
            <text:p text:style-name="P57">Dim Shared As xfont.interface font</text:p>
            <text:p text:style-name="P57"/>
            <text:p text:style-name="P57">ScreenRes 640,480,32</text:p>
            <text:p text:style-name="P57">Color 0, &amp;hFF00FF</text:p>
            <text:p text:style-name="P57">Cls</text:p>
            <text:p text:style-name="P57">font.UseViewport = -1</text:p>
            <text:p text:style-name="P57">View (19,18)-(70,180)</text:p>
            <text:p text:style-name="P57">font.drawstring (,"Hello World",10,10)</text:p>
            <text:p text:style-name="P57">font.drawstring (,"Hello World",10,50,2,2) <text:s/>'2x size</text:p>
            <text:p text:style-name="P57">font.drawstring (,"Hello World",10,200,,,1) 'Vertical</text:p>
            <text:p text:style-name="P57">font.drawstring (,"Hello World",50,200,2,2,1) 'Vertical</text:p>
            <text:p text:style-name="P57">Sleep</text:p>
          </table:table-cell>
        </table:table-row>
      </table:table>
      <text:p text:style-name="P32"/>
      <text:p text:style-name="P60">IsLoaded</text:p>
      <text:p text:style-name="Text_20_body"/>
      <text:p text:style-name="P49">Syntax</text:p>
      <text:p text:style-name="P10">Declare Property IsLoaded(ByVal Expression As uByte) As Byte</text:p>
      <text:p text:style-name="P12"/>
      <text:p text:style-name="P53">Description</text:p>
      <text:p text:style-name="P33"/>
      <text:p text:style-name="P18"><text:bookmark text:name="briefDesc21111"/><text:span text:style-name="T19"><text:tab/></text:span><text:span text:style-name="T20">Used to get status if font was loaded into font slot.</text:span></text:p>
      <text:p text:style-name="P20"><text:tab/>-1 is returned if Font was loaded in <text:span text:style-name="T21">fontindex </text:span><text:span text:style-name="T18">slot</text:span>.</text:p>
      <text:p text:style-name="P52">Usage</text:p>
      <text:p text:style-name="P3"><text:span text:style-name="T21">result = <text:s/></text:span><text:span text:style-name="T22"><text:s/>IsLoaded</text:span><text:span text:style-name="T23">(</text:span><text:span text:style-name="T21">fontindex</text:span><text:span text:style-name="T23">)</text:span></text:p>
      <text:p text:style-name="P7"/>
      <text:p text:style-name="P48">Example</text:p>
      <text:p text:style-name="P51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57">'Using IsLoaded</text:p>
            <text:p text:style-name="P57">#Include Once "xfont.bi"</text:p>
            <text:p text:style-name="P57">Dim Shared As xfont.interface font</text:p>
            <text:p text:style-name="P57"/>
            <text:p text:style-name="P57">If font.IsLoaded(1) Then</text:p>
            <text:p text:style-name="P57"><text:s text:c="4"/>Print "Font loaded"</text:p>
            <text:p text:style-name="P57">Else</text:p>
            <text:p text:style-name="P57"><text:s text:c="4"/>Print "Font empty"</text:p>
            <text:p text:style-name="P57">End If</text:p>
            <text:p text:style-name="P57">Sleep</text:p>
          </table:table-cell>
        </table:table-row>
      </table:table>
      <text:p text:style-name="P32"/>
      <text:p text:style-name="P60">FontName</text:p>
      <text:p text:style-name="Text_20_body"/>
      <text:p text:style-name="P49">Syntax</text:p>
      <text:p text:style-name="P10">Declare Property FontName () As String</text:p>
      <text:p text:style-name="P11"/>
      <text:p text:style-name="P52">Usage</text:p>
      <text:p text:style-name="P6"><text:span text:style-name="T11">result = <text:s/></text:span><text:span text:style-name="T10">FontName</text:span></text:p>
      <text:p text:style-name="P4"/>
      <text:p text:style-name="P53">Description</text:p>
      <text:p text:style-name="P33"/>
      <text:p text:style-name="P18"><text:bookmark text:name="briefDesc121"/><text:span text:style-name="T19"><text:tab/></text:span><text:span text:style-name="T20">Used to get the current fontname.</text:span></text:p>
      <text:p text:style-name="P20"/>
      <text:p text:style-name="P48">Example</text:p>
      <text:p text:style-name="P48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57">#Include Once "xfont.bi"</text:p>
            <text:p text:style-name="P57">Dim Shared As xfont.interface font</text:p>
            <text:p text:style-name="P57">Print "Current fontname is " &amp; font.fontname</text:p>
            <text:p text:style-name="P57">Sleep</text:p>
          </table:table-cell>
        </table:table-row>
      </table:table>
      <text:p text:style-name="P30"/>
      <text:p text:style-name="P60">Bold</text:p>
      <text:p text:style-name="Text_20_body"/>
      <text:p text:style-name="P49">Syntax</text:p>
      <text:p text:style-name="P10">Declare Property Bold () As Byte</text:p>
      <text:p text:style-name="P11"/>
      <text:p text:style-name="P52">Usage</text:p>
      <text:p text:style-name="P6"><text:span text:style-name="T11">result = <text:s/></text:span><text:span text:style-name="T10">Bold</text:span></text:p>
      <text:p text:style-name="P4"/>
      <text:p text:style-name="P53">Description</text:p>
      <text:p text:style-name="P33"/>
      <text:p text:style-name="P18"><text:bookmark text:name="briefDesc1211"/><text:span text:style-name="T19"><text:tab/></text:span><text:span text:style-name="T20">Used to get the current font bold style flag.</text:span></text:p>
      <text:p text:style-name="P20"/>
      <text:p text:style-name="P48">Example</text:p>
      <text:p text:style-name="P48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57">#Include Once "xfont.bi"</text:p>
            <text:p text:style-name="P57">Dim Shared As xfont.interface font</text:p>
            <text:p text:style-name="P57">Print "Current font bold : " &amp; font.bold</text:p>
            <text:p text:style-name="P57">Sleep</text:p>
          </table:table-cell>
        </table:table-row>
      </table:table>
      <text:p text:style-name="P30"/>
      <text:p text:style-name="P60">Italic</text:p>
      <text:p text:style-name="Text_20_body"/>
      <text:p text:style-name="P49">Syntax</text:p>
      <text:p text:style-name="P10">Declare Property Italic () As Byte</text:p>
      <text:p text:style-name="P11"/>
      <text:p text:style-name="P52">Usage</text:p>
      <text:p text:style-name="P6"><text:span text:style-name="T11">result = <text:s/></text:span><text:span text:style-name="T10">Italic</text:span></text:p>
      <text:p text:style-name="P4"/>
      <text:p text:style-name="P53">Description</text:p>
      <text:p text:style-name="P33"/>
      <text:p text:style-name="P18"><text:bookmark text:name="briefDesc12111"/><text:span text:style-name="T19"><text:tab/></text:span><text:span text:style-name="T20">Used to get the current font italic style flag.</text:span></text:p>
      <text:p text:style-name="P20"/>
      <text:p text:style-name="P48">Example</text:p>
      <text:p text:style-name="P48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7">#Include Once "xfont.bi"</text:p>
            <text:p text:style-name="P57">Dim Shared As xfont.interface font</text:p>
            <text:p text:style-name="P57">Print "Current font italic : " &amp; font.italic</text:p>
            <text:p text:style-name="P57">Sleep</text:p>
          </table:table-cell>
        </table:table-row>
      </table:table>
      <text:p text:style-name="P30"/>
      <text:p text:style-name="P60">Underline</text:p>
      <text:p text:style-name="Text_20_body"/>
      <text:p text:style-name="P49">Syntax</text:p>
      <text:p text:style-name="P10">Declare Property Underline () As Byte</text:p>
      <text:p text:style-name="P11"/>
      <text:p text:style-name="P52">Usage</text:p>
      <text:p text:style-name="P6"><text:span text:style-name="T11">result = <text:s/></text:span><text:span text:style-name="T10">Underline</text:span></text:p>
      <text:p text:style-name="P4"/>
      <text:p text:style-name="P53">Description</text:p>
      <text:p text:style-name="P33"/>
      <text:p text:style-name="P18"><text:bookmark text:name="briefDesc121111"/><text:span text:style-name="T19"><text:tab/></text:span><text:span text:style-name="T20">Used to get the current font underline style flag.</text:span></text:p>
      <text:p text:style-name="P20"/>
      <text:p text:style-name="P48">Example</text:p>
      <text:p text:style-name="P48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57">#Include Once "xfont.bi"</text:p>
            <text:p text:style-name="P57">Dim Shared As xfont.interface font</text:p>
            <text:p text:style-name="P57">Print "Current font underline : " &amp; font.underline</text:p>
            <text:p text:style-name="P57">Sleep</text:p>
          </table:table-cell>
        </table:table-row>
      </table:table>
      <text:p text:style-name="P30"/>
      <text:p text:style-name="P60">Message</text:p>
      <text:p text:style-name="Text_20_body"/>
      <text:p text:style-name="P49">Syntax</text:p>
      <text:p text:style-name="P10">Declare Property Message () As String</text:p>
      <text:p text:style-name="P11"/>
      <text:p text:style-name="P52">Usage</text:p>
      <text:p text:style-name="P6"><text:span text:style-name="T11">result = <text:s/></text:span><text:span text:style-name="T10">Message</text:span></text:p>
      <text:p text:style-name="P4"/>
      <text:p text:style-name="P53">Description</text:p>
      <text:p text:style-name="P33"/>
      <text:p text:style-name="P18"><text:bookmark text:name="briefDesc1211111"/><text:span text:style-name="T19"><text:tab/></text:span><text:span text:style-name="T20">Used to get the current font message.</text:span></text:p>
      <text:p text:style-name="P20"/>
      <text:p text:style-name="P48">Example</text:p>
      <text:p text:style-name="P48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7">#Include Once "xfont.bi"</text:p>
            <text:p text:style-name="P57">Dim Shared As xfont.interface font</text:p>
            <text:p text:style-name="P57">Print "Current font message : " &amp; font.message</text:p>
            <text:p text:style-name="P57">Sleep</text:p>
          </table:table-cell>
        </table:table-row>
      </table:table>
      <text:p text:style-name="P30"/>
      <text:p text:style-name="P60">LastError</text:p>
      <text:p text:style-name="Text_20_body"/>
      <text:p text:style-name="P49">Syntax</text:p>
      <text:p text:style-name="P10">Declare Property LastError () As Integer</text:p>
      <text:p text:style-name="P11"/>
      <text:p text:style-name="P52">Usage</text:p>
      <text:p text:style-name="P8"><text:span text:style-name="T24">result</text:span> = LastError</text:p>
      <text:p text:style-name="P4"/>
      <text:p text:style-name="P53">Description</text:p>
      <text:p text:style-name="P33"/>
      <text:p text:style-name="P18"><text:bookmark text:name="briefDesc12111111"/><text:span text:style-name="T19"><text:tab/></text:span><text:span text:style-name="T20">Contains the error code for the last supported operation.</text:span></text:p>
      <text:p text:style-name="P20"><text:tab/></text:p>
      <text:p text:style-name="P20"><text:tab/>The following error codes may be returned:</text:p>
      <text:p text:style-name="P20"><text:tab/> 101 : FileNotFound</text:p>
      <text:p text:style-name="P20"><text:tab/> 102 : IndexOutOfBound</text:p>
      <text:p text:style-name="P20"><text:tab/> 103 : InvalidFileSize</text:p>
      <text:p text:style-name="P20"><text:tab/> 104 : InvalidSignature</text:p>
      <text:p text:style-name="P20"><text:tab/> 105 : VersionMismatch</text:p>
      <text:p text:style-name="P20"><text:tab/> 106 : InvalidHandle / Illegal Function Call</text:p>
      <text:p text:style-name="P20"/>
      <text:p text:style-name="P48">Example</text:p>
      <text:p text:style-name="P48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57">#Include Once "xfont.bi"</text:p>
            <text:p text:style-name="P57">Dim Shared As xfont.interface font</text:p>
            <text:p text:style-name="P57">font.loadfont ("?",1) 'generate some error</text:p>
            <text:p text:style-name="P57">Print "Last error : " &amp; font.lasterror</text:p>
            <text:p text:style-name="P57">Sleep</text:p>
          </table:table-cell>
        </table:table-row>
      </table:table>
      <text:p text:style-name="P30"/>
      <text:p text:style-name="P60">ClearError</text:p>
      <text:p text:style-name="Text_20_body"/>
      <text:p text:style-name="P49">Syntax</text:p>
      <text:p text:style-name="P10">Declare Sub ClearError ()</text:p>
      <text:p text:style-name="P11"/>
      <text:p text:style-name="P52">Usage</text:p>
      <text:p text:style-name="P8">ClearError</text:p>
      <text:p text:style-name="P4"/>
      <text:p text:style-name="P53">Description</text:p>
      <text:p text:style-name="P33"/>
      <text:p text:style-name="P18"><text:bookmark text:name="briefDesc121111111"/><text:span text:style-name="T19"><text:tab/></text:span><text:span text:style-name="T20">Clear the error code for the last supported operation.</text:span></text:p>
      <text:p text:style-name="P34"/>
      <text:p text:style-name="P48">Example</text:p>
      <text:p text:style-name="P48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57">#Include Once "xfont.bi"</text:p>
            <text:p text:style-name="P57">Dim Shared As xfont.interface font</text:p>
            <text:p text:style-name="P57">font.loadfont ("?",1) 'generate some error</text:p>
            <text:p text:style-name="P57">Print "Last error : " &amp; font.lasterror</text:p>
            <text:p text:style-name="P57">font.clearerror 'clear error</text:p>
            <text:p text:style-name="P57">Print "Last error : " &amp; font.lasterror</text:p>
            <text:p text:style-name="P57">Sleep</text:p>
          </table:table-cell>
        </table:table-row>
      </table:table>
      <text:p text:style-name="P30"/>
      <text:p text:style-name="P60">MajorVersion</text:p>
      <text:p text:style-name="Text_20_body"/>
      <text:p text:style-name="P49">Syntax</text:p>
      <text:p text:style-name="P10">Declare Property MajorVersion () As uShort</text:p>
      <text:p text:style-name="P11"/>
      <text:p text:style-name="P52">Usage</text:p>
      <text:p text:style-name="P6"><text:span text:style-name="T11">result = <text:s/></text:span><text:span text:style-name="T10">MajorVersion</text:span></text:p>
      <text:p text:style-name="P4"/>
      <text:p text:style-name="P53">Description</text:p>
      <text:p text:style-name="P33"/>
      <text:p text:style-name="P18"><text:bookmark text:name="briefDesc1211112"/><text:span text:style-name="T19"><text:tab/></text:span><text:span text:style-name="T20">Used to get Major version of xfont library.</text:span></text:p>
      <text:p text:style-name="P20"/>
      <text:p text:style-name="P48">Example</text:p>
      <text:p text:style-name="P48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57">#Include Once "xfont.bi"</text:p>
            <text:p text:style-name="P57">Dim Shared As xfont.interface font</text:p>
            <text:p text:style-name="P57">Print "Lib major version : " &amp; font.majorversion</text:p>
            <text:p text:style-name="P57">Sleep</text:p>
          </table:table-cell>
        </table:table-row>
      </table:table>
      <text:p text:style-name="P30"/>
      <text:p text:style-name="P60">MinorVersion</text:p>
      <text:p text:style-name="Text_20_body"/>
      <text:p text:style-name="P49">Syntax</text:p>
      <text:p text:style-name="P10">Declare Property MinorVersion () As uShort</text:p>
      <text:p text:style-name="P11"/>
      <text:p text:style-name="P52">Usage</text:p>
      <text:p text:style-name="P6"><text:span text:style-name="T11">result = <text:s/></text:span><text:span text:style-name="T10">MinorVersion</text:span></text:p>
      <text:p text:style-name="P4"/>
      <text:p text:style-name="P53">Description</text:p>
      <text:p text:style-name="P33"/>
      <text:p text:style-name="P18"><text:bookmark text:name="briefDesc12111121"/><text:span text:style-name="T19"><text:tab/></text:span><text:span text:style-name="T20">Used to get Minor version of xfont library.</text:span></text:p>
      <text:p text:style-name="P20"/>
      <text:p text:style-name="P48">Example</text:p>
      <text:p text:style-name="P48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57">#Include Once "xfont.bi"</text:p>
            <text:p text:style-name="P57">Dim Shared As xfont.interface font</text:p>
            <text:p text:style-name="P57">Print "Lib minor version : " &amp; font.minorversion</text:p>
            <text:p text:style-name="P57">Sleep</text:p>
          </table:table-cell>
        </table:table-row>
      </table:table>
      <text:p text:style-name="P30"/>
      <text:p text:style-name="P60">Revision</text:p>
      <text:p text:style-name="Text_20_body"/>
      <text:p text:style-name="P49">Syntax</text:p>
      <text:p text:style-name="P10">Declare Property Revision () As uShort</text:p>
      <text:p text:style-name="P11"/>
      <text:p text:style-name="P52">Usage</text:p>
      <text:p text:style-name="P6"><text:span text:style-name="T11">result = <text:s/></text:span><text:span text:style-name="T10">Revision</text:span></text:p>
      <text:p text:style-name="P4"/>
      <text:p text:style-name="P53">Description</text:p>
      <text:p text:style-name="P33"/>
      <text:p text:style-name="P18"><text:bookmark text:name="briefDesc121111211"/><text:span text:style-name="T19"><text:tab/></text:span><text:span text:style-name="T20">Used to get Revision of xfont library.</text:span></text:p>
      <text:p text:style-name="P20"/>
      <text:p text:style-name="P48">Example</text:p>
      <text:p text:style-name="P48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57">#Include Once "xfont.bi"</text:p>
            <text:p text:style-name="P57">Dim Shared As xfont.interface font</text:p>
            <text:p text:style-name="P57">Print "Lib revision : " &amp; font.revision</text:p>
            <text:p text:style-name="P57">Sleep</text:p>
          </table:table-cell>
        </table:table-row>
      </table:table>
      <text:p text:style-name="P30"/>
      <text:p text:style-name="P60">Copyright</text:p>
      <text:p text:style-name="Text_20_body"/>
      <text:p text:style-name="P49">Syntax</text:p>
      <text:p text:style-name="P10">Declare Property Copyright () As String</text:p>
      <text:p text:style-name="P11"/>
      <text:p text:style-name="P52">Usage</text:p>
      <text:p text:style-name="P6"><text:span text:style-name="T11">result = <text:s/></text:span><text:span text:style-name="T10">Copyright</text:span></text:p>
      <text:p text:style-name="P4"/>
      <text:p text:style-name="P53">Description</text:p>
      <text:p text:style-name="P33"/>
      <text:p text:style-name="P18"><text:bookmark text:name="briefDesc1211112111"/><text:span text:style-name="T19"><text:tab/></text:span><text:span text:style-name="T20">Used to get Copyright string of xfont library.</text:span></text:p>
      <text:p text:style-name="P20"/>
      <text:p text:style-name="P48">Example</text:p>
      <text:p text:style-name="P48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57">#Include Once "xfont.bi"</text:p>
            <text:p text:style-name="P57">Dim Shared As xfont.interface font</text:p>
            <text:p text:style-name="P57">Print font.copyright</text:p>
            <text:p text:style-name="P57">Sleep</text:p>
          </table:table-cell>
        </table:table-row>
      </table:table>
      <text:p text:style-name="P30"/>
      <text:p text:style-name="P3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End of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XFont Documentation</dc:title>
    <meta:initial-creator>Leonheart</meta:initial-creator>
    <meta:creation-date>2008-08-22T17:00:29</meta:creation-date>
    <dc:date>2019-12-29T23:44:34.534694863</dc:date>
    <meta:editing-cycles>228</meta:editing-cycles>
    <meta:editing-duration>PT8H50M9S</meta:editing-duration>
    <meta:document-statistic meta:table-count="27" meta:image-count="0" meta:object-count="0" meta:page-count="25" meta:paragraph-count="414" meta:word-count="1860" meta:character-count="12291" meta:non-whitespace-character-count="10711"/>
    <meta:user-defined meta:name="Info 1"/>
    <meta:user-defined meta:name="Info 2"/>
    <meta:user-defined meta:name="Info 3"/>
    <meta:user-defined meta:name="Info 4"/>
  </office:meta>
</office:document-meta>
</file>